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ValidatorComponentManager.get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ComponentManag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ComponentManager.getProperty( String property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SchemaValidatorComponentManager.setPropertyDefaults( final XMLComponent component , final String [ ] recognized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chemaValidatorComponentManag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ValidatorComponentManager.setFeature( String featureId , boolean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SchemaValidatorComponentManager.setFeatureDefaults( final XMLComponent component , final String [ ] recognizedFeatures , XSGrammarPoolContainer grammarContai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SchemaValidatorComponentManager.setProperty( String propertyId , Object 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SchemaValidatorComponentManager.getFeature( String feature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hemaValidatorComponentManag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ValidatorComponentManager.addRecognizedParamsAndSetDefaults( XMLComponent component , XSGrammarPoolContainer gramma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ValidatorComponentManag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ComponentManager.setResourceResolver( LSResourceResolver re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ValidatorComponentManager.restoreInitialSt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SchemaValidatorComponentManager.XMLSchemaValidatorComponentManager( XSGrammarPoolContainer grammar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SchemaValidatorComponentManager.setErrorHandler( ErrorHandler error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